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8125in" table:align="left"/>
    </style:style>
    <style:style style:name="Table1.A" style:family="table-column">
      <style:table-column-properties style:column-width="2.81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5625in" table:align="left"/>
    </style:style>
    <style:style style:name="Table3.A" style:family="table-column">
      <style:table-column-properties style:column-width="2.562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875in" fo:margin-left="0.125in" table:align="left"/>
    </style:style>
    <style:style style:name="Table2.A" style:family="table-column">
      <style:table-column-properties style:column-width="2.687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75in" fo:margin-left="1.0625in" table:align="left"/>
    </style:style>
    <style:style style:name="Table5.A" style:family="table-column">
      <style:table-column-properties style:column-width="1.75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6875in" table:align="left"/>
    </style:style>
    <style:style style:name="Table4.A" style:family="table-column">
      <style:table-column-properties style:column-width="1.687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3f5d" officeooo:paragraph-rsid="000b3f5d"/>
    </style:style>
    <style:style style:name="P2" style:family="paragraph" style:parent-style-name="Standard">
      <style:text-properties officeooo:rsid="000b3f5d" officeooo:paragraph-rsid="003396d1"/>
    </style:style>
    <style:style style:name="P3" style:family="paragraph" style:parent-style-name="Standard">
      <style:text-properties officeooo:rsid="000b3f5d" officeooo:paragraph-rsid="0038f4f7"/>
    </style:style>
    <style:style style:name="P4" style:family="paragraph" style:parent-style-name="Standard">
      <style:text-properties officeooo:rsid="000b3f5d" officeooo:paragraph-rsid="0039ba79"/>
    </style:style>
    <style:style style:name="P5" style:family="paragraph" style:parent-style-name="Standard">
      <style:text-properties officeooo:rsid="000b3f5d" officeooo:paragraph-rsid="003a8e3f"/>
    </style:style>
    <style:style style:name="P6" style:family="paragraph" style:parent-style-name="Standard">
      <style:text-properties officeooo:paragraph-rsid="00381f36"/>
    </style:style>
    <style:style style:name="P7" style:family="paragraph" style:parent-style-name="Standard">
      <style:text-properties officeooo:paragraph-rsid="0038f4f7"/>
    </style:style>
    <style:style style:name="P8" style:family="paragraph" style:parent-style-name="Standard">
      <style:text-properties officeooo:paragraph-rsid="000b3f5d"/>
    </style:style>
    <style:style style:name="P9" style:family="paragraph" style:parent-style-name="Standard">
      <style:text-properties officeooo:paragraph-rsid="0039ba79"/>
    </style:style>
    <style:style style:name="P10" style:family="paragraph" style:parent-style-name="Standard">
      <style:text-properties officeooo:rsid="003a8e3f" officeooo:paragraph-rsid="003396d1"/>
    </style:style>
    <style:style style:name="P11" style:family="paragraph" style:parent-style-name="Standard">
      <style:text-properties officeooo:rsid="003a8e3f" officeooo:paragraph-rsid="0038f4f7"/>
    </style:style>
    <style:style style:name="P12" style:family="paragraph" style:parent-style-name="Standard">
      <style:text-properties officeooo:paragraph-rsid="003a8e3f"/>
    </style:style>
    <style:style style:name="P13" style:family="paragraph" style:parent-style-name="Standard">
      <style:text-properties officeooo:rsid="0059f1db" officeooo:paragraph-rsid="0059f1db"/>
    </style:style>
    <style:style style:name="P14" style:family="paragraph" style:parent-style-name="Standard">
      <style:text-properties fo:color="#ff3333" fo:font-weight="bold" officeooo:rsid="0059f1db" officeooo:paragraph-rsid="0059f1db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rsid="00332c80" officeooo:paragraph-rsid="0038f4f7"/>
    </style:style>
    <style:style style:name="P16" style:family="paragraph" style:parent-style-name="Table_20_Contents">
      <style:paragraph-properties fo:text-align="start" style:justify-single-word="false"/>
      <style:text-properties officeooo:rsid="00332c80" officeooo:paragraph-rsid="0039ba79"/>
    </style:style>
    <style:style style:name="P17" style:family="paragraph" style:parent-style-name="Table_20_Contents">
      <style:paragraph-properties fo:text-align="start" style:justify-single-word="false"/>
      <style:text-properties officeooo:rsid="00332c80" officeooo:paragraph-rsid="003d620f"/>
    </style:style>
    <style:style style:name="P18" style:family="paragraph" style:parent-style-name="Table_20_Contents">
      <style:paragraph-properties fo:text-align="start" style:justify-single-word="false"/>
      <style:text-properties officeooo:rsid="00332c80" officeooo:paragraph-rsid="003ed0d4"/>
    </style:style>
    <style:style style:name="P19" style:family="paragraph" style:parent-style-name="Table_20_Contents">
      <style:paragraph-properties fo:text-align="start" style:justify-single-word="false"/>
      <style:text-properties officeooo:rsid="00332c80" officeooo:paragraph-rsid="00426f2e"/>
    </style:style>
    <style:style style:name="P20" style:family="paragraph" style:parent-style-name="Table_20_Contents">
      <style:paragraph-properties fo:text-align="start" style:justify-single-word="false"/>
      <style:text-properties officeooo:rsid="00332c80" officeooo:paragraph-rsid="004a2db0"/>
    </style:style>
    <style:style style:name="P21" style:family="paragraph" style:parent-style-name="Table_20_Contents">
      <style:paragraph-properties fo:text-align="start" style:justify-single-word="false"/>
      <style:text-properties officeooo:rsid="00332c80" officeooo:paragraph-rsid="004ba444"/>
    </style:style>
    <style:style style:name="P22" style:family="paragraph" style:parent-style-name="Table_20_Contents">
      <style:paragraph-properties fo:text-align="start" style:justify-single-word="false"/>
      <style:text-properties officeooo:rsid="00332c80" officeooo:paragraph-rsid="0042a956"/>
    </style:style>
    <style:style style:name="P23" style:family="paragraph" style:parent-style-name="Table_20_Contents">
      <style:paragraph-properties fo:text-align="start" style:justify-single-word="false"/>
      <style:text-properties officeooo:rsid="00332c80" officeooo:paragraph-rsid="00551a86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d20ac" officeooo:paragraph-rsid="0038f4f7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0d20ac" officeooo:paragraph-rsid="0039ba79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0d20ac" officeooo:paragraph-rsid="003a8e3f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officeooo:rsid="004ed229" officeooo:paragraph-rsid="004ed229"/>
    </style:style>
    <style:style style:name="P28" style:family="paragraph" style:parent-style-name="Table_20_Contents">
      <style:paragraph-properties fo:text-align="start" style:justify-single-word="false"/>
      <style:text-properties officeooo:rsid="00551a86" officeooo:paragraph-rsid="00551a86"/>
    </style:style>
    <style:style style:name="P29" style:family="paragraph" style:parent-style-name="Table_20_Contents">
      <style:paragraph-properties fo:text-align="start" style:justify-single-word="false"/>
      <style:text-properties officeooo:rsid="0056c045" officeooo:paragraph-rsid="0056c045"/>
    </style:style>
    <style:style style:name="P30" style:family="paragraph" style:parent-style-name="Table_20_Contents">
      <style:paragraph-properties fo:text-align="start" style:justify-single-word="false"/>
      <style:text-properties officeooo:rsid="00654a11" officeooo:paragraph-rsid="00654a11"/>
    </style:style>
    <style:style style:name="P31" style:family="paragraph" style:parent-style-name="Table_20_Contents">
      <style:paragraph-properties fo:text-align="start" style:justify-single-word="false"/>
      <style:text-properties officeooo:rsid="00686142" officeooo:paragraph-rsid="00686142"/>
    </style:style>
    <style:style style:name="P32" style:family="paragraph" style:parent-style-name="Table_20_Contents">
      <style:paragraph-properties fo:text-align="start" style:justify-single-word="false"/>
      <style:text-properties officeooo:rsid="00642bfb" officeooo:paragraph-rsid="00642bfb"/>
    </style:style>
    <style:style style:name="P33" style:family="paragraph" style:parent-style-name="Table_20_Contents">
      <style:paragraph-properties fo:text-align="start" style:justify-single-word="false"/>
      <style:text-properties officeooo:rsid="0069cbcf" officeooo:paragraph-rsid="0069cbcf"/>
    </style:style>
    <style:style style:name="P34" style:family="paragraph">
      <style:paragraph-properties fo:text-align="center"/>
      <style:text-properties fo:font-size="12pt"/>
    </style:style>
    <style:style style:name="P35" style:family="paragraph">
      <style:paragraph-properties fo:text-align="center"/>
    </style:style>
    <style:style style:name="T1" style:family="text">
      <style:text-properties officeooo:rsid="00332c80"/>
    </style:style>
    <style:style style:name="T2" style:family="text">
      <style:text-properties officeooo:rsid="0036eeb4"/>
    </style:style>
    <style:style style:name="T3" style:family="text">
      <style:text-properties officeooo:rsid="00381f36"/>
    </style:style>
    <style:style style:name="T4" style:family="text">
      <style:text-properties officeooo:rsid="003ac74a"/>
    </style:style>
    <style:style style:name="T5" style:family="text">
      <style:text-properties officeooo:rsid="003d620f"/>
    </style:style>
    <style:style style:name="T6" style:family="text">
      <style:text-properties officeooo:rsid="004a2db0"/>
    </style:style>
    <style:style style:name="T7" style:family="text">
      <style:text-properties officeooo:rsid="004ba444"/>
    </style:style>
    <style:style style:name="T8" style:family="text">
      <style:text-properties officeooo:rsid="00551a86"/>
    </style:style>
    <style:style style:name="T9" style:family="text">
      <style:text-properties officeooo:rsid="005557ec"/>
    </style:style>
    <style:style style:name="T10" style:family="text">
      <style:text-properties officeooo:rsid="00584b9c"/>
    </style:style>
    <style:style style:name="T11" style:family="text">
      <style:text-properties fo:color="#3333ff" fo:font-weight="bold" style:font-weight-asian="bold" style:font-weight-complex="bold"/>
    </style:style>
    <style:style style:name="T12" style:family="text">
      <style:text-properties officeooo:rsid="005dddf5"/>
    </style:style>
    <style:style style:name="T13" style:family="text">
      <style:text-properties officeooo:rsid="00602296"/>
    </style:style>
    <style:style style:name="T14" style:family="text">
      <style:text-properties officeooo:rsid="0060ba1f"/>
    </style:style>
    <style:style style:name="T15" style:family="text">
      <style:text-properties officeooo:rsid="0066e974"/>
    </style:style>
    <style:style style:name="T16" style:family="text">
      <style:text-properties officeooo:rsid="006c461f"/>
    </style:style>
    <style:style style:name="T17" style:family="text">
      <style:text-properties officeooo:rsid="006e9cbc"/>
    </style:style>
    <style:style style:name="gr1" style:family="graphic">
      <style:graphic-properties svg:stroke-color="#ff420e" draw:marker-end="Diamond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ff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m Douglas</text:p>
      <text:p text:style-name="P1">Computing III</text:p>
      <text:p text:style-name="P1">HW<text:span text:style-name="T2">9 </text:span>– Due <text:span text:style-name="T1">12</text:span>/<text:span text:style-name="T2">10</text:span>/2014</text:p>
      <text:p text:style-name="P1"><text:span text:style-name="T2">TicTacToe</text:span> UML diagram</text:p>
      <text:p text:style-name="P1"/>
      <text:p text:style-name="P14">aggregation → </text:p>
      <text:p text:style-name="P13"><text:span text:style-name="T11">inheritance →</text:span> </text:p>
      <text:p text:style-name="P8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25"><draw:line text:anchor-type="paragraph" draw:z-index="0" draw:style-name="gr1" draw:text-style-name="P34" svg:x1="3.4839in" svg:y1="0.0917in" svg:x2="2.872in" svg:y2="0.0917in"><text:p/></draw:line>Class <text:span text:style-name="T2">Game</text:span></text:p>
          </table:table-cell>
        </table:table-row>
        <table:table-row>
          <table:table-cell table:style-name="Table1.A2" office:value-type="string">
            <text:p text:style-name="P22">- <text:span text:style-name="T15">players: vector&lt;AbstractPlayer*&gt;</text:span></text:p>
            <text:p text:style-name="P22">- <text:span text:style-name="T15">board: Board</text:span></text:p>
          </table:table-cell>
        </table:table-row>
        <table:table-row>
          <table:table-cell table:style-name="Table1.A2" office:value-type="string">
            <text:p text:style-name="P31">+ getPlayers(): vector&lt;AbstractPlayer*&gt;</text:p>
            <text:p text:style-name="P31">+ getBoard(): Board</text:p>
            <text:p text:style-name="P16">+ <text:span text:style-name="T14">winner(): char</text:span></text:p>
            <text:p text:style-name="P27">+ <text:span text:style-name="T13">announce</text:span>Winner(): <text:span text:style-name="T13">void</text:span></text:p>
          </table:table-cell>
        </table:table-row>
      </table:table>
      <text:p text:style-name="P4"><draw:line text:anchor-type="paragraph" draw:z-index="1" draw:style-name="gr1" draw:text-style-name="P35" svg:x1="0.2437in" svg:y1="0.6902in" svg:x2="0.2402in" svg:y2="0.1083in"><text:p/></draw:line></text:p>
      <text:p text:style-name="P5"/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26">Class <text:span text:style-name="T3">Board</text:span></text:p>
          </table:table-cell>
        </table:table-row>
        <table:table-row>
          <table:table-cell table:style-name="Table3.A2" office:value-type="string">
            <text:p text:style-name="P19">- <text:span text:style-name="T3">mSquares:</text:span> <text:span text:style-name="T3">vector&lt;char&gt;</text:span></text:p>
          </table:table-cell>
        </table:table-row>
        <table:table-row>
          <table:table-cell table:style-name="Table3.A2" office:value-type="string">
            <text:p text:style-name="P21">+ <text:span text:style-name="T7">displayInstructions(): void</text:span></text:p>
            <text:p text:style-name="P21"><text:span text:style-name="T7">+ displayBoard</text:span>(): void</text:p>
            <text:p text:style-name="P32">+ getSquare(): char</text:p>
            <text:p text:style-name="P33">+ isLegal(): bool</text:p>
          </table:table-cell>
        </table:table-row>
      </table:table>
      <text:p text:style-name="P5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25">Class <text:span text:style-name="T3">AbstractPlayer</text:span></text:p>
          </table:table-cell>
        </table:table-row>
        <table:table-row>
          <table:table-cell table:style-name="Table2.A2" office:value-type="string">
            <text:p text:style-name="P16"><text:span text:style-name="T4">#</text:span> <text:span text:style-name="T3">mPiece: char</text:span></text:p>
          </table:table-cell>
        </table:table-row>
        <table:table-row>
          <table:table-cell table:style-name="Table2.A2" office:value-type="string">
            <text:p text:style-name="P20"><text:span text:style-name="T12">+</text:span> <text:span text:style-name="T6">getPiece(): char</text:span></text:p>
            <text:p text:style-name="P17"><text:span text:style-name="T12">+ move</text:span>(): int</text:p>
          </table:table-cell>
        </table:table-row>
      </table:table>
      <text:p text:style-name="P9"><draw:line text:anchor-type="paragraph" draw:z-index="2" draw:style-name="gr2" draw:text-style-name="P35" svg:x1="0.2465in" svg:y1="2.3874in" svg:x2="0.2465in" svg:y2="0.0957in"><text:p/></draw:line><draw:line text:anchor-type="paragraph" draw:z-index="3" draw:style-name="gr2" draw:text-style-name="P35" svg:x1="1.2327in" svg:y1="0.4846in" svg:x2="1.2327in" svg:y2="0.0791in"><text:p/></draw:line></text:p>
      <text:p text:style-name="P7"/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24">Class <text:span text:style-name="T9">Human</text:span></text:p>
          </table:table-cell>
        </table:table-row>
        <table:table-row>
          <table:table-cell table:style-name="Table5.A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23">+ <text:span text:style-name="T17">opposingPiece(): void</text:span></text:p>
            <text:p text:style-name="P29">+ <text:span text:style-name="T16">ask</text:span>YesNo(): char</text:p>
            <text:p text:style-name="P29">+ <text:span text:style-name="T10">set</text:span>Number(): int</text:p>
            <text:p text:style-name="P23"><text:span text:style-name="T8">+</text:span> <text:span text:style-name="T4">move</text:span>(): int</text:p>
          </table:table-cell>
        </table:table-row>
      </table:table>
      <text:p text:style-name="P3"/>
      <text:p text:style-name="P10"/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26">Class <text:span text:style-name="T9">Computer</text:span></text:p>
          </table:table-cell>
        </table:table-row>
        <table:table-row>
          <table:table-cell table:style-name="Table4.A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28">+ <text:span text:style-name="T17">choose</text:span>Piece(): void</text:p>
            <text:p text:style-name="P18">+ <text:span text:style-name="T5">move(): int</text:span></text:p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</meta:initial-creator>
    <meta:creation-date>2014-09-16T15:26:15.625464487</meta:creation-date>
    <meta:generator>LibreOffice/4.2.7.2$Linux_X86_64 LibreOffice_project/420m0$Build-2</meta:generator>
    <dc:date>2014-12-08T18:56:14.669020420</dc:date>
    <dc:creator>Kim </dc:creator>
    <meta:editing-duration>PT7H57M53S</meta:editing-duration>
    <meta:editing-cycles>101</meta:editing-cycles>
    <meta:document-statistic meta:table-count="5" meta:image-count="0" meta:object-count="0" meta:page-count="2" meta:paragraph-count="31" meta:word-count="84" meta:character-count="567" meta:non-whitespace-character-count="511"/>
  </office:meta>
</office:document-meta>
</file>